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Serengeti</text:h>
      <text:p text:style-name="Text_20_body">The self is a serengeti<text:line-break/>a wide grassland with baobab trees<text:line-break/>reaching their roots deep into earth<text:line-break/>like a child into a clay pot<text:line-break/>A wind blows there or seems to blow<text:line-break/>if he holds it up to his ear the air shifts<text:line-break/>like stones in a stream uncovering a crawfish<text:line-break/>it finds another hiding place watching you<text:line-break/>Its eyes are blacker than wind<text:line-break/>on the serengeti they are the eyes of a predator<text:line-break/>they are coming toward you or receding<text:line-break/>a storm cloud builds on the horizon<text:line-break/>Are you running toward the rain or away from it<text:line-break/>Do you stand still and crouch hoping for sil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rengeti</dc:title>
  </office:meta>
</office:document-meta>
</file>